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0.3681in"/>
    </style:style>
    <style:style style:name="co3" style:family="table-column">
      <style:table-column-properties fo:break-before="auto" style:column-width="3.778in"/>
    </style:style>
    <style:style style:name="co4" style:family="table-column">
      <style:table-column-properties fo:break-before="auto" style:column-width="4.861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3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7" style:family="table-cell" style:parent-style-name="Default" style:data-style-name="N0">
      <style:table-cell-properties fo:border-bottom="0.06pt solid #000000" fo:background-color="#d9d9d9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01pt solid #000000" fo:background-color="#e2efda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is-true-formula(NOT(ISERROR(SEARCH(&quot;X&quot;;[.C1]))))" style:apply-style-name="cf3" style:base-cell-address="Sheet1.C1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6]))))" style:apply-style-name="cf3" style:base-cell-address="Sheet1.C6"/>
      <style:map style:condition="cell-content()=0" style:apply-style-name="cf1" style:base-cell-address="Sheet1.C6"/>
      <style:map style:condition="cell-content()=1" style:apply-style-name="cf2" style:base-cell-address="Sheet1.C6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7]))))" style:apply-style-name="cf3" style:base-cell-address="Sheet1.C7"/>
      <style:map style:condition="cell-content()=0" style:apply-style-name="cf1" style:base-cell-address="Sheet1.C7"/>
      <style:map style:condition="cell-content()=1" style:apply-style-name="cf2" style:base-cell-address="Sheet1.C7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8]))))" style:apply-style-name="cf3" style:base-cell-address="Sheet1.C8"/>
      <style:map style:condition="cell-content()=0" style:apply-style-name="cf1" style:base-cell-address="Sheet1.C8"/>
      <style:map style:condition="cell-content()=1" style:apply-style-name="cf2" style:base-cell-address="Sheet1.C8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9]))))" style:apply-style-name="cf3" style:base-cell-address="Sheet1.C9"/>
      <style:map style:condition="cell-content()=0" style:apply-style-name="cf1" style:base-cell-address="Sheet1.C9"/>
      <style:map style:condition="cell-content()=1" style:apply-style-name="cf2" style:base-cell-address="Sheet1.C9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5]))))" style:apply-style-name="cf3" style:base-cell-address="Sheet1.C5"/>
      <style:map style:condition="cell-content()=0" style:apply-style-name="cf1" style:base-cell-address="Sheet1.C5"/>
      <style:map style:condition="cell-content()=1" style:apply-style-name="cf2" style:base-cell-address="Sheet1.C5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11]))))" style:apply-style-name="cf3" style:base-cell-address="Sheet1.C11"/>
      <style:map style:condition="cell-content()=0" style:apply-style-name="cf1" style:base-cell-address="Sheet1.C11"/>
      <style:map style:condition="cell-content()=1" style:apply-style-name="cf2" style:base-cell-address="Sheet1.C11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12]))))" style:apply-style-name="cf3" style:base-cell-address="Sheet1.C12"/>
      <style:map style:condition="cell-content()=0" style:apply-style-name="cf1" style:base-cell-address="Sheet1.C12"/>
      <style:map style:condition="cell-content()=1" style:apply-style-name="cf2" style:base-cell-address="Sheet1.C12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is-true-formula(NOT(ISERROR(SEARCH(&quot;X&quot;;[.C13]))))" style:apply-style-name="cf3" style:base-cell-address="Sheet1.C13"/>
      <style:map style:condition="cell-content()=0" style:apply-style-name="cf1" style:base-cell-address="Sheet1.C13"/>
      <style:map style:condition="cell-content()=1" style:apply-style-name="cf2" style:base-cell-address="Sheet1.C13"/>
    </style:style>
    <style:style style:name="ce38" style:family="table-cell" style:parent-style-name="Default" style:data-style-name="N0">
      <style:table-cell-properties fo:border-bottom="2.01pt solid #000000" fo:background-color="#e2efda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is-true-formula(NOT(ISERROR(SEARCH(&quot;X&quot;;[.C1]))))" style:apply-style-name="cf3" style:base-cell-address="Sheet1.C1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D5]))))" style:apply-style-name="cf3" style:base-cell-address="Sheet1.D5"/>
      <style:map style:condition="cell-content()=0" style:apply-style-name="cf1" style:base-cell-address="Sheet1.D5"/>
      <style:map style:condition="cell-content()=1" style:apply-style-name="cf2" style:base-cell-address="Sheet1.D5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6]))))" style:apply-style-name="cf3" style:base-cell-address="Sheet1.C6"/>
      <style:map style:condition="cell-content()=0" style:apply-style-name="cf1" style:base-cell-address="Sheet1.C6"/>
      <style:map style:condition="cell-content()=1" style:apply-style-name="cf2" style:base-cell-address="Sheet1.C6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7]))))" style:apply-style-name="cf3" style:base-cell-address="Sheet1.C7"/>
      <style:map style:condition="cell-content()=0" style:apply-style-name="cf1" style:base-cell-address="Sheet1.C7"/>
      <style:map style:condition="cell-content()=1" style:apply-style-name="cf2" style:base-cell-address="Sheet1.C7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8]))))" style:apply-style-name="cf3" style:base-cell-address="Sheet1.C8"/>
      <style:map style:condition="cell-content()=0" style:apply-style-name="cf1" style:base-cell-address="Sheet1.C8"/>
      <style:map style:condition="cell-content()=1" style:apply-style-name="cf2" style:base-cell-address="Sheet1.C8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9]))))" style:apply-style-name="cf3" style:base-cell-address="Sheet1.C9"/>
      <style:map style:condition="cell-content()=0" style:apply-style-name="cf1" style:base-cell-address="Sheet1.C9"/>
      <style:map style:condition="cell-content()=1" style:apply-style-name="cf2" style:base-cell-address="Sheet1.C9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5]))))" style:apply-style-name="cf3" style:base-cell-address="Sheet1.C5"/>
      <style:map style:condition="cell-content()=0" style:apply-style-name="cf1" style:base-cell-address="Sheet1.C5"/>
      <style:map style:condition="cell-content()=1" style:apply-style-name="cf2" style:base-cell-address="Sheet1.C5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11]))))" style:apply-style-name="cf3" style:base-cell-address="Sheet1.C11"/>
      <style:map style:condition="cell-content()=0" style:apply-style-name="cf1" style:base-cell-address="Sheet1.C11"/>
      <style:map style:condition="cell-content()=1" style:apply-style-name="cf2" style:base-cell-address="Sheet1.C11"/>
    </style:style>
    <style:style style:name="ce4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12]))))" style:apply-style-name="cf3" style:base-cell-address="Sheet1.C12"/>
      <style:map style:condition="cell-content()=0" style:apply-style-name="cf1" style:base-cell-address="Sheet1.C12"/>
      <style:map style:condition="cell-content()=1" style:apply-style-name="cf2" style:base-cell-address="Sheet1.C12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C13]))))" style:apply-style-name="cf3" style:base-cell-address="Sheet1.C13"/>
      <style:map style:condition="cell-content()=0" style:apply-style-name="cf1" style:base-cell-address="Sheet1.C13"/>
      <style:map style:condition="cell-content()=1" style:apply-style-name="cf2" style:base-cell-address="Sheet1.C13"/>
    </style:style>
    <style:style style:name="ce49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is-true-formula(NOT(ISERROR(SEARCH(&quot;X&quot;;[.C1]))))" style:apply-style-name="cf3" style:base-cell-address="Sheet1.C1"/>
    </style:style>
    <style:style style:name="ce5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51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6]))))" style:apply-style-name="cf3" style:base-cell-address="Sheet1.E6"/>
      <style:map style:condition="cell-content()=0" style:apply-style-name="cf1" style:base-cell-address="Sheet1.E6"/>
      <style:map style:condition="cell-content()=1" style:apply-style-name="cf2" style:base-cell-address="Sheet1.E6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8]))))" style:apply-style-name="cf3" style:base-cell-address="Sheet1.E8"/>
      <style:map style:condition="cell-content()=0" style:apply-style-name="cf1" style:base-cell-address="Sheet1.E8"/>
      <style:map style:condition="cell-content()=1" style:apply-style-name="cf2" style:base-cell-address="Sheet1.E8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9]))))" style:apply-style-name="cf3" style:base-cell-address="Sheet1.E9"/>
      <style:map style:condition="cell-content()=0" style:apply-style-name="cf1" style:base-cell-address="Sheet1.E9"/>
      <style:map style:condition="cell-content()=1" style:apply-style-name="cf2" style:base-cell-address="Sheet1.E9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10]))))" style:apply-style-name="cf3" style:base-cell-address="Sheet1.E10"/>
      <style:map style:condition="cell-content()=0" style:apply-style-name="cf1" style:base-cell-address="Sheet1.E10"/>
      <style:map style:condition="cell-content()=1" style:apply-style-name="cf2" style:base-cell-address="Sheet1.E10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11]))))" style:apply-style-name="cf3" style:base-cell-address="Sheet1.E11"/>
      <style:map style:condition="cell-content()=0" style:apply-style-name="cf1" style:base-cell-address="Sheet1.E11"/>
      <style:map style:condition="cell-content()=1" style:apply-style-name="cf2" style:base-cell-address="Sheet1.E11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12]))))" style:apply-style-name="cf3" style:base-cell-address="Sheet1.E12"/>
      <style:map style:condition="cell-content()=0" style:apply-style-name="cf1" style:base-cell-address="Sheet1.E12"/>
      <style:map style:condition="cell-content()=1" style:apply-style-name="cf2" style:base-cell-address="Sheet1.E12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is-true-formula(NOT(ISERROR(SEARCH(&quot;X&quot;;[.E13]))))" style:apply-style-name="cf3" style:base-cell-address="Sheet1.E13"/>
      <style:map style:condition="cell-content()=0" style:apply-style-name="cf1" style:base-cell-address="Sheet1.E13"/>
      <style:map style:condition="cell-content()=1" style:apply-style-name="cf2" style:base-cell-address="Sheet1.E13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8"/>
      <style:map style:condition="cell-content()=1" style:apply-style-name="cf2" style:base-cell-address="Sheet1.E8"/>
      <style:map style:condition="is-true-formula(NOT(ISERROR(SEARCH(&quot;X&quot;;[.E8]))))" style:apply-style-name="cf3" style:base-cell-address="Sheet1.E8"/>
      <style:map style:condition="cell-content()=0" style:apply-style-name="cf1" style:base-cell-address="Sheet1.E8"/>
      <style:map style:condition="cell-content()=1" style:apply-style-name="cf2" style:base-cell-address="Sheet1.E8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62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6]))))" style:apply-style-name="cf3" style:base-cell-address="Sheet1.C6"/>
      <style:map style:condition="cell-content()=0" style:apply-style-name="cf1" style:base-cell-address="Sheet1.C6"/>
      <style:map style:condition="cell-content()=1" style:apply-style-name="cf2" style:base-cell-address="Sheet1.C6"/>
    </style:style>
    <style:style style:name="ce63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7]))))" style:apply-style-name="cf3" style:base-cell-address="Sheet1.C7"/>
      <style:map style:condition="cell-content()=0" style:apply-style-name="cf1" style:base-cell-address="Sheet1.C7"/>
      <style:map style:condition="cell-content()=1" style:apply-style-name="cf2" style:base-cell-address="Sheet1.C7"/>
    </style:style>
    <style:style style:name="ce64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8]))))" style:apply-style-name="cf3" style:base-cell-address="Sheet1.C8"/>
      <style:map style:condition="cell-content()=0" style:apply-style-name="cf1" style:base-cell-address="Sheet1.C8"/>
      <style:map style:condition="cell-content()=1" style:apply-style-name="cf2" style:base-cell-address="Sheet1.C8"/>
    </style:style>
    <style:style style:name="ce65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9]))))" style:apply-style-name="cf3" style:base-cell-address="Sheet1.C9"/>
      <style:map style:condition="cell-content()=0" style:apply-style-name="cf1" style:base-cell-address="Sheet1.C9"/>
      <style:map style:condition="cell-content()=1" style:apply-style-name="cf2" style:base-cell-address="Sheet1.C9"/>
    </style:style>
    <style:style style:name="ce66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5]))))" style:apply-style-name="cf3" style:base-cell-address="Sheet1.C5"/>
      <style:map style:condition="cell-content()=0" style:apply-style-name="cf1" style:base-cell-address="Sheet1.C5"/>
      <style:map style:condition="cell-content()=1" style:apply-style-name="cf2" style:base-cell-address="Sheet1.C5"/>
    </style:style>
    <style:style style:name="ce67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11]))))" style:apply-style-name="cf3" style:base-cell-address="Sheet1.C11"/>
      <style:map style:condition="cell-content()=0" style:apply-style-name="cf1" style:base-cell-address="Sheet1.C11"/>
      <style:map style:condition="cell-content()=1" style:apply-style-name="cf2" style:base-cell-address="Sheet1.C11"/>
    </style:style>
    <style:style style:name="ce68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12]))))" style:apply-style-name="cf3" style:base-cell-address="Sheet1.C12"/>
      <style:map style:condition="cell-content()=0" style:apply-style-name="cf1" style:base-cell-address="Sheet1.C12"/>
      <style:map style:condition="cell-content()=1" style:apply-style-name="cf2" style:base-cell-address="Sheet1.C12"/>
    </style:style>
    <style:style style:name="ce69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is-true-formula(NOT(ISERROR(SEARCH(&quot;X&quot;;[.C13]))))" style:apply-style-name="cf3" style:base-cell-address="Sheet1.C13"/>
      <style:map style:condition="cell-content()=0" style:apply-style-name="cf1" style:base-cell-address="Sheet1.C13"/>
      <style:map style:condition="cell-content()=1" style:apply-style-name="cf2" style:base-cell-address="Sheet1.C13"/>
    </style:style>
    <style:style style:name="ce70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71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6]))))" style:apply-style-name="cf3" style:base-cell-address="Sheet1.C6"/>
      <style:map style:condition="cell-content()=0" style:apply-style-name="cf1" style:base-cell-address="Sheet1.C6"/>
      <style:map style:condition="cell-content()=1" style:apply-style-name="cf2" style:base-cell-address="Sheet1.C6"/>
    </style:style>
    <style:style style:name="ce72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7]))))" style:apply-style-name="cf3" style:base-cell-address="Sheet1.C7"/>
      <style:map style:condition="cell-content()=0" style:apply-style-name="cf1" style:base-cell-address="Sheet1.C7"/>
      <style:map style:condition="cell-content()=1" style:apply-style-name="cf2" style:base-cell-address="Sheet1.C7"/>
    </style:style>
    <style:style style:name="ce7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8]))))" style:apply-style-name="cf3" style:base-cell-address="Sheet1.C8"/>
      <style:map style:condition="cell-content()=0" style:apply-style-name="cf1" style:base-cell-address="Sheet1.C8"/>
      <style:map style:condition="cell-content()=1" style:apply-style-name="cf2" style:base-cell-address="Sheet1.C8"/>
    </style:style>
    <style:style style:name="ce74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9]))))" style:apply-style-name="cf3" style:base-cell-address="Sheet1.C9"/>
      <style:map style:condition="cell-content()=0" style:apply-style-name="cf1" style:base-cell-address="Sheet1.C9"/>
      <style:map style:condition="cell-content()=1" style:apply-style-name="cf2" style:base-cell-address="Sheet1.C9"/>
    </style:style>
    <style:style style:name="ce75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5]))))" style:apply-style-name="cf3" style:base-cell-address="Sheet1.C5"/>
      <style:map style:condition="cell-content()=0" style:apply-style-name="cf1" style:base-cell-address="Sheet1.C5"/>
      <style:map style:condition="cell-content()=1" style:apply-style-name="cf2" style:base-cell-address="Sheet1.C5"/>
    </style:style>
    <style:style style:name="ce76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11]))))" style:apply-style-name="cf3" style:base-cell-address="Sheet1.C11"/>
      <style:map style:condition="cell-content()=0" style:apply-style-name="cf1" style:base-cell-address="Sheet1.C11"/>
      <style:map style:condition="cell-content()=1" style:apply-style-name="cf2" style:base-cell-address="Sheet1.C11"/>
    </style:style>
    <style:style style:name="ce77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12]))))" style:apply-style-name="cf3" style:base-cell-address="Sheet1.C12"/>
      <style:map style:condition="cell-content()=0" style:apply-style-name="cf1" style:base-cell-address="Sheet1.C12"/>
      <style:map style:condition="cell-content()=1" style:apply-style-name="cf2" style:base-cell-address="Sheet1.C12"/>
    </style:style>
    <style:style style:name="ce78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13]))))" style:apply-style-name="cf3" style:base-cell-address="Sheet1.C13"/>
      <style:map style:condition="cell-content()=0" style:apply-style-name="cf1" style:base-cell-address="Sheet1.C13"/>
      <style:map style:condition="cell-content()=1" style:apply-style-name="cf2" style:base-cell-address="Sheet1.C13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G14]))))" style:apply-style-name="cf3" style:base-cell-address="Sheet1.G14"/>
      <style:map style:condition="cell-content()=0" style:apply-style-name="cf1" style:base-cell-address="Sheet1.G14"/>
      <style:map style:condition="cell-content()=1" style:apply-style-name="cf2" style:base-cell-address="Sheet1.G14"/>
      <style:map style:condition="cell-content()=0" style:apply-style-name="cf1" style:base-cell-address="Sheet1.G14"/>
      <style:map style:condition="cell-content()=1" style:apply-style-name="cf2" style:base-cell-address="Sheet1.G14"/>
    </style:style>
    <style:style style:name="ce80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6"/>
      <style:map style:condition="cell-content()=1" style:apply-style-name="cf2" style:base-cell-address="Sheet1.H6"/>
      <style:map style:condition="is-true-formula(NOT(ISERROR(SEARCH(&quot;X&quot;;[.H6]))))" style:apply-style-name="cf3" style:base-cell-address="Sheet1.H6"/>
    </style:style>
    <style:style style:name="ce81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7"/>
      <style:map style:condition="cell-content()=1" style:apply-style-name="cf2" style:base-cell-address="Sheet1.H7"/>
      <style:map style:condition="is-true-formula(NOT(ISERROR(SEARCH(&quot;X&quot;;[.H7]))))" style:apply-style-name="cf3" style:base-cell-address="Sheet1.H7"/>
    </style:style>
    <style:style style:name="ce82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8"/>
      <style:map style:condition="cell-content()=1" style:apply-style-name="cf2" style:base-cell-address="Sheet1.H8"/>
      <style:map style:condition="is-true-formula(NOT(ISERROR(SEARCH(&quot;X&quot;;[.H8]))))" style:apply-style-name="cf3" style:base-cell-address="Sheet1.H8"/>
    </style:style>
    <style:style style:name="ce8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9"/>
      <style:map style:condition="cell-content()=1" style:apply-style-name="cf2" style:base-cell-address="Sheet1.H9"/>
      <style:map style:condition="is-true-formula(NOT(ISERROR(SEARCH(&quot;X&quot;;[.H9]))))" style:apply-style-name="cf3" style:base-cell-address="Sheet1.H9"/>
    </style:style>
    <style:style style:name="ce84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10"/>
      <style:map style:condition="cell-content()=1" style:apply-style-name="cf2" style:base-cell-address="Sheet1.H10"/>
      <style:map style:condition="is-true-formula(NOT(ISERROR(SEARCH(&quot;X&quot;;[.H10]))))" style:apply-style-name="cf3" style:base-cell-address="Sheet1.H10"/>
    </style:style>
    <style:style style:name="ce85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11"/>
      <style:map style:condition="cell-content()=1" style:apply-style-name="cf2" style:base-cell-address="Sheet1.H11"/>
      <style:map style:condition="is-true-formula(NOT(ISERROR(SEARCH(&quot;X&quot;;[.H11]))))" style:apply-style-name="cf3" style:base-cell-address="Sheet1.H11"/>
    </style:style>
    <style:style style:name="ce86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12"/>
      <style:map style:condition="cell-content()=1" style:apply-style-name="cf2" style:base-cell-address="Sheet1.H12"/>
      <style:map style:condition="is-true-formula(NOT(ISERROR(SEARCH(&quot;X&quot;;[.H12]))))" style:apply-style-name="cf3" style:base-cell-address="Sheet1.H12"/>
    </style:style>
    <style:style style:name="ce87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H13"/>
      <style:map style:condition="cell-content()=1" style:apply-style-name="cf2" style:base-cell-address="Sheet1.H13"/>
      <style:map style:condition="is-true-formula(NOT(ISERROR(SEARCH(&quot;X&quot;;[.H13]))))" style:apply-style-name="cf3" style:base-cell-address="Sheet1.H13"/>
    </style:style>
    <style:style style:name="ce88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map style:condition="is-true-formula(NOT(ISERROR(SEARCH(&quot;X&quot;;[.C1]))))" style:apply-style-name="cf3" style:base-cell-address="Sheet1.C1"/>
    </style:style>
    <style:style style:name="ce9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91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8"/>
      <style:map style:condition="cell-content()=1" style:apply-style-name="cf2" style:base-cell-address="Sheet1.E8"/>
      <style:map style:condition="is-true-formula(NOT(ISERROR(SEARCH(&quot;X&quot;;[.E8]))))" style:apply-style-name="cf3" style:base-cell-address="Sheet1.E8"/>
      <style:map style:condition="cell-content()=0" style:apply-style-name="cf1" style:base-cell-address="Sheet1.E8"/>
      <style:map style:condition="cell-content()=1" style:apply-style-name="cf2" style:base-cell-address="Sheet1.E8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NOT(ISERROR(SEARCH(&quot;X&quot;;[.J12]))))" style:apply-style-name="cf3" style:base-cell-address="Sheet1.J12"/>
      <style:map style:condition="cell-content()=0" style:apply-style-name="cf1" style:base-cell-address="Sheet1.J12"/>
      <style:map style:condition="cell-content()=1" style:apply-style-name="cf2" style:base-cell-address="Sheet1.J12"/>
    </style:style>
    <style:style style:name="ce94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9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J17"/>
      <style:map style:condition="cell-content()=1" style:apply-style-name="cf2" style:base-cell-address="Sheet1.J17"/>
      <style:map style:condition="is-true-formula(NOT(ISERROR(SEARCH(&quot;X&quot;;[.J17]))))" style:apply-style-name="cf3" style:base-cell-address="Sheet1.J17"/>
    </style:style>
    <style:style style:name="ce97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99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8"/>
      <style:map style:condition="cell-content()=1" style:apply-style-name="cf2" style:base-cell-address="Sheet1.E8"/>
      <style:map style:condition="is-true-formula(NOT(ISERROR(SEARCH(&quot;X&quot;;[.E8]))))" style:apply-style-name="cf3" style:base-cell-address="Sheet1.E8"/>
      <style:map style:condition="cell-content()=0" style:apply-style-name="cf1" style:base-cell-address="Sheet1.E8"/>
      <style:map style:condition="cell-content()=1" style:apply-style-name="cf2" style:base-cell-address="Sheet1.E8"/>
    </style:style>
    <style:style style:name="ce104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8"/>
      <style:map style:condition="cell-content()=1" style:apply-style-name="cf2" style:base-cell-address="Sheet1.E8"/>
      <style:map style:condition="is-true-formula(NOT(ISERROR(SEARCH(&quot;X&quot;;[.E8]))))" style:apply-style-name="cf3" style:base-cell-address="Sheet1.E8"/>
      <style:map style:condition="cell-content()=0" style:apply-style-name="cf1" style:base-cell-address="Sheet1.E8"/>
      <style:map style:condition="cell-content()=1" style:apply-style-name="cf2" style:base-cell-address="Sheet1.E8"/>
    </style:style>
    <style:style style:name="ce105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108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110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map style:condition="is-true-formula(NOT(ISERROR(SEARCH(&quot;X&quot;;[.C1]))))" style:apply-style-name="cf3" style:base-cell-address="Sheet1.C1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map style:condition="is-true-formula(NOT(ISERROR(SEARCH(&quot;X&quot;;[.C2]))))" style:apply-style-name="cf3" style:base-cell-address="Sheet1.C2"/>
      <style:map style:condition="cell-content()=0" style:apply-style-name="cf1" style:base-cell-address="Sheet1.C2"/>
      <style:map style:condition="cell-content()=1" style:apply-style-name="cf2" style:base-cell-address="Sheet1.C2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21"/>
        <table:table-column table:style-name="co2" table:default-cell-style-name="ce29"/>
        <table:table-column table:style-name="co2" table:number-columns-repeated="14" table:default-cell-style-name="ce39"/>
        <table:table-column table:style-name="co2" table:default-cell-style-name="ce112"/>
        <table:table-column table:style-name="co3" table:default-cell-style-name="ce1"/>
        <table:table-column table:style-name="co4" table:default-cell-style-name="ce1"/>
        <table:table-column table:style-name="co5" table:number-columns-repeated="1004" table:default-cell-style-name="ce1"/>
        <table:table-row table:style-name="ro1">
          <table:table-cell table:style-name="ce11" office:value-type="string" calcext:value-type="string">
            <text:p>Instruction</text:p>
          </table:table-cell>
          <table:table-cell table:style-name="ce19" office:value-type="string" calcext:value-type="string">
            <text:p>Mnm.</text:p>
          </table:table-cell>
          <table:table-cell table:style-name="ce24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9" calcext:value-type="float">
            <text:p>9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7" office:value-type="string" calcext:value-type="string">
            <text:p>Description</text:p>
          </table:table-cell>
          <table:table-cell table:style-name="ce18" office:value-type="string" calcext:value-type="string">
            <text:p>Parameters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ump</text:p>
          </table:table-cell>
          <table:table-cell table:style-name="ce20" office:value-type="string" calcext:value-type="string">
            <text:p>JMP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 table:number-columns-spanned="14" table:number-rows-spanned="1">
            <text:p>Addr</text:p>
          </table:table-cell>
          <table:covered-table-cell table:number-columns-repeated="12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 table:number-columns-spanned="14" table:number-rows-spanned="1">
            <text:p>Addr</text:p>
          </table:table-cell>
          <table:covered-table-cell table:number-columns-repeated="12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TestBitRAM</text:p>
          </table:table-cell>
          <table:table-cell office:value-type="string" calcext:value-type="string">
            <text:p>IF[S/R]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office:value-type="string" calcext:value-type="string">
            <text:p>1/0</text:p>
          </table:table-cell>
          <table:table-cell table:style-name="ce70" office:value-type="string" calcext:value-type="string" table:number-columns-spanned="3" table:number-rows-spanned="1">
            <text:p>Bit</text:p>
          </table:table-cell>
          <table:covered-table-cell table:number-columns-repeated="2" table:style-name="ce3"/>
          <table:table-cell table:style-name="ce90" office:value-type="string" calcext:value-type="string" table:number-columns-spanned="9" table:number-rows-spanned="1">
            <text:p>Addr</text:p>
          </table:table-cell>
          <table:covered-table-cell table:number-columns-repeated="7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TestBitRegA</text:p>
          </table:table-cell>
          <table:table-cell office:value-type="string" calcext:value-type="string">
            <text:p>IF[S/R]A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61" office:value-type="string" calcext:value-type="string">
            <text:p>1/0</text:p>
          </table:table-cell>
          <table:table-cell table:style-name="ce70" office:value-type="string" calcext:value-type="string" table:number-columns-spanned="3" table:number-rows-spanned="1">
            <text:p>Bit</text:p>
          </table:table-cell>
          <table:covered-table-cell table:number-columns-repeated="2" table:style-name="ce3"/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27" office:value-type="string" calcext:value-type="string">
            <text:p>[Reserved]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27" office:value-type="string" calcext:value-type="string">
            <text:p>[Reserved]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ADDLB</text:p>
          </table:table-cell>
          <table:table-cell office:value-type="string" calcext:value-type="string">
            <text:p>ADDLB</text:p>
          </table:table-cell>
          <table:table-cell table:style-name="ce3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 table:style-name="ce4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POPM</text:p>
          </table:table-cell>
          <table:table-cell table:style-name="ce3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string" calcext:value-type="string" table:number-columns-spanned="9" table:number-rows-spanned="1">
            <text:p>Addr</text:p>
          </table:table-cell>
          <table:covered-table-cell table:number-columns-repeated="7" table:style-name="ce3"/>
          <table:covered-table-cell table:style-name="ce4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PUSHM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91" office:value-type="string" calcext:value-type="string" table:number-columns-spanned="9" table:number-rows-spanned="1">
            <text:p>Addr</text:p>
          </table:table-cell>
          <table:covered-table-cell table:number-columns-repeated="7" table:style-name="ce3"/>
          <table:covered-table-cell table:style-name="ce4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POPB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PUSHB</text:p>
          </table:table-cell>
          <table:table-cell table:style-name="ce3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8" table:style-name="ce9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turn from Int.</text:p>
          </table:table-cell>
          <table:table-cell office:value-type="string" calcext:value-type="string">
            <text:p>RTRNI</text:p>
          </table:table-cell>
          <table:table-cell table:style-name="ce3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oOperandLogic</text:p>
          </table:table-cell>
          <table:table-cell office:value-type="string" calcext:value-type="string">
            <text:p>[AND/OR/XOR](L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 table:number-columns-spanned="2" table:number-rows-spanned="1">
            <text:p>LogicOp</text:p>
          </table:table-cell>
          <table:covered-table-cell table:style-name="ce3"/>
          <table:table-cell table:style-name="ce94" office:value-type="string" calcext:value-type="string">
            <text:p>Lit/B</text:p>
          </table:table-cell>
          <table:table-cell table:style-name="ce105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SV[A/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B/A</text:p>
          </table:table-cell>
          <table:table-cell table:style-name="ce90" office:value-type="string" calcext:value-type="string" table:number-columns-spanned="9" table:number-rows-spanned="1">
            <text:p>Addr</text:p>
          </table:table-cell>
          <table:covered-table-cell table:number-columns-repeated="7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ReadRam</text:p>
          </table:table-cell>
          <table:table-cell office:value-type="string" calcext:value-type="string">
            <text:p>LD[A/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1" office:value-type="string" calcext:value-type="string">
            <text:p>B/A</text:p>
          </table:table-cell>
          <table:table-cell table:style-name="ce90" office:value-type="string" calcext:value-type="string" table:number-columns-spanned="9" table:number-rows-spanned="1">
            <text:p>Addr</text:p>
          </table:table-cell>
          <table:covered-table-cell table:number-columns-repeated="7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Literal</text:p>
          </table:table-cell>
          <table:table-cell office:value-type="string" calcext:value-type="string">
            <text:p>LIT[A/B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1" office:value-type="string" calcext:value-type="string">
            <text:p>B/A</text:p>
          </table:table-cell>
          <table:table-cell table:style-name="ce96" office:value-type="string" calcext:value-type="string">
            <text:p>X</text:p>
          </table:table-cell>
          <table:table-cell table:style-name="ce105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FT[R/L](L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Lit/B</text:p>
          </table:table-cell>
          <table:table-cell table:style-name="ce94" office:value-type="string" calcext:value-type="string">
            <text:p>R/L</text:p>
          </table:table-cell>
          <table:table-cell table:number-columns-repeated="4" office:value-type="string" calcext:value-type="string">
            <text:p>X</text:p>
          </table:table-cell>
          <table:table-cell table:style-name="ce108" office:value-type="string" calcext:value-type="string" table:number-columns-spanned="3" table:number-rows-spanned="1">
            <text:p>ShiftBy</text:p>
          </table:table-cell>
          <table:covered-table-cell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Add A+(B/L)</text:p>
          </table:table-cell>
          <table:table-cell office:value-type="string" calcext:value-type="string">
            <text:p>ADD/ADD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4" office:value-type="string" calcext:value-type="string">
            <text:p>Lit/B</text:p>
          </table:table-cell>
          <table:table-cell table:style-name="ce105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WriteRamDyn</text:p>
          </table:table-cell>
          <table:table-cell office:value-type="string" calcext:value-type="string">
            <text:p>SVD[P/R]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string" calcext:value-type="string">
            <text:p>9th 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dRamDyn</text:p>
          </table:table-cell>
          <table:table-cell office:value-type="string" calcext:value-type="string">
            <text:p>LDD[P/R]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9th 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PY A/B</text:p>
          </table:table-cell>
          <table:table-cell office:value-type="string" calcext:value-type="string">
            <text:p>CP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OT A -&gt; A</text:p>
          </table:table-cell>
          <table:table-cell office:value-type="string" calcext:value-type="string">
            <text:p>NO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MP B -&gt; B</text:p>
          </table:table-cell>
          <table:table-cell office:value-type="string" calcext:value-type="string">
            <text:p>COMP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B A-B/ A-L</text:p>
          </table:table-cell>
          <table:table-cell office:value-type="string" calcext:value-type="string">
            <text:p>SUB(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Lit/B</text:p>
          </table:table-cell>
          <table:table-cell table:style-name="ce10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T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PO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PUS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WAP A/B</text:p>
          </table:table-cell>
          <table:table-cell office:value-type="string" calcext:value-type="string">
            <text:p>SW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style-name="ce117"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1" table:number-rows-spanned="5">
            <text:p>Instruction Control Lines</text:p>
          </table:table-cell>
          <table:table-cell table:number-columns-repeated="4"/>
          <table:table-cell table:style-name="ce61" office:value-type="string" calcext:value-type="string">
            <text:p>1/0</text:p>
          </table:table-cell>
          <table:table-cell table:style-name="ce70" office:value-type="string" calcext:value-type="string" table:number-columns-spanned="3" table:number-rows-spanned="1">
            <text:p>Cond Bit</text:p>
          </table:table-cell>
          <table:covered-table-cell table:number-columns-repeated="2" table:style-name="ce3"/>
          <table:table-cell table:number-columns-repeated="1015"/>
        </table:table-row>
        <table:table-row table:style-name="ro1">
          <table:covered-table-cell/>
          <table:table-cell table:number-columns-repeated="8"/>
          <table:table-cell table:style-name="ce99" office:value-type="string" calcext:value-type="string">
            <text:p>Lit/B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9"/>
          <table:table-cell table:style-name="ce94" office:value-type="string" calcext:value-type="string">
            <text:p>R/L</text:p>
          </table:table-cell>
          <table:table-cell table:number-columns-repeated="4"/>
          <table:table-cell table:style-name="ce108" office:value-type="string" calcext:value-type="string" table:number-columns-spanned="3" table:number-rows-spanned="1">
            <text:p>ShiftBy</text:p>
          </table:table-cell>
          <table:covered-table-cell table:style-name="ce3"/>
          <table:covered-table-cell table:style-name="ce4"/>
          <table:table-cell table:number-columns-repeated="1006"/>
        </table:table-row>
        <table:table-row table:style-name="ro1">
          <table:covered-table-cell/>
          <table:table-cell table:number-columns-repeated="7"/>
          <table:table-cell table:style-name="ce61" office:value-type="string" calcext:value-type="string">
            <text:p>B/A</text:p>
          </table:table-cell>
          <table:table-cell table:number-columns-repeated="1015"/>
        </table:table-row>
        <table:table-row table:style-name="ro1">
          <table:covered-table-cell/>
          <table:table-cell table:number-columns-repeated="6"/>
          <table:table-cell table:style-name="ce88" office:value-type="string" calcext:value-type="string" table:number-columns-spanned="2" table:number-rows-spanned="1">
            <text:p>LogicOp</text:p>
          </table:table-cell>
          <table:covered-table-cell table:style-name="ce3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14:Sheet1.G14">
            <calcext:condition calcext:apply-style-name="cf3" calcext:value="formula-is(NOT(ISERROR(SEARCH(&quot;X&quot;;[.G14]))))" calcext:base-cell-address="Sheet1.G14"/>
            <calcext:condition calcext:apply-style-name="cf1" calcext:value="=0" calcext:base-cell-address="Sheet1.G14"/>
            <calcext:condition calcext:apply-style-name="cf2" calcext:value="=1" calcext:base-cell-address="Sheet1.G14"/>
            <calcext:condition calcext:apply-style-name="cf1" calcext:value="=0" calcext:base-cell-address="Sheet1.G14"/>
            <calcext:condition calcext:apply-style-name="cf2" calcext:value="=1" calcext:base-cell-address="Sheet1.G14"/>
          </calcext:conditional-format>
          <calcext:conditional-format calcext:target-range-address="Sheet1.H14:Sheet1.H14 Sheet1.F4:Sheet1.G5 Sheet1.D15:Sheet1.I18 Sheet1.J14:Sheet1.J16 Sheet1.J20:Sheet1.Q23 Sheet1.C2:Sheet1.E4 Sheet1.J4:Sheet1.J4 Sheet1.J18:Sheet1.P18 Sheet1.C5:Sheet1.C5 Sheet1.J8:Sheet1.J8 Sheet1.D14:Sheet1.F14 Sheet1.F19:Sheet1.I23 Sheet1.G24:Sheet1.Q24 Sheet1.G25:Sheet1.I29 Sheet1.E30:Sheet1.I31 Sheet1.J5:Sheet1.R7 Sheet1.J11:Sheet1.Q11 Sheet1.J13:Sheet1.Q13 Sheet1.J26:Sheet1.Q31 Sheet1.E32:Sheet1.Q34 Sheet1.D40:Sheet1.Q1048576 Sheet1.J19:Sheet1.K19 Sheet1.D19:Sheet1.D39 Sheet1.C14:Sheet1.C1048576 Sheet1.S30:Sheet1.S30 Sheet1.R20:Sheet1.R24 Sheet1.R38:Sheet1.R1048576 Sheet1.K17:Sheet1.K17 Sheet1.K14:Sheet1.K14 Sheet1.R11:Sheet1.R13 Sheet1.F35:Sheet1.G35 Sheet1.J35:Sheet1.Q35 Sheet1.K36:Sheet1.Q36 Sheet1.F36:Sheet1.I36 Sheet1.R26:Sheet1.R36 Sheet1.E38:Sheet1.Q38 Sheet1.E37:Sheet1.P37 Sheet1.E39:Sheet1.H39 Sheet1.J39:Sheet1.Q39 Sheet1.E35:Sheet1.E36">
            <calcext:condition calcext:apply-style-name="cf3" calcext:value="formula-is(NOT(ISERROR(SEARCH(&quot;X&quot;;[.C2]))))" calcext:base-cell-address="Sheet1.C2"/>
            <calcext:condition calcext:apply-style-name="cf1" calcext:value="=0" calcext:base-cell-address="Sheet1.C2"/>
            <calcext:condition calcext:apply-style-name="cf2" calcext:value="=1" calcext:base-cell-address="Sheet1.C2"/>
          </calcext:conditional-format>
          <calcext:conditional-format calcext:target-range-address="Sheet1.J17:Sheet1.J17">
            <calcext:condition calcext:apply-style-name="cf1" calcext:value="=0" calcext:base-cell-address="Sheet1.J17"/>
            <calcext:condition calcext:apply-style-name="cf2" calcext:value="=1" calcext:base-cell-address="Sheet1.J17"/>
            <calcext:condition calcext:apply-style-name="cf3" calcext:value="formula-is(NOT(ISERROR(SEARCH(&quot;X&quot;;[.J17]))))" calcext:base-cell-address="Sheet1.J17"/>
          </calcext:conditional-format>
          <calcext:conditional-format calcext:target-range-address="Sheet1.E13:Sheet1.E13">
            <calcext:condition calcext:apply-style-name="cf3" calcext:value="formula-is(NOT(ISERROR(SEARCH(&quot;X&quot;;[.E13]))))" calcext:base-cell-address="Sheet1.E13"/>
            <calcext:condition calcext:apply-style-name="cf1" calcext:value="=0" calcext:base-cell-address="Sheet1.E13"/>
            <calcext:condition calcext:apply-style-name="cf2" calcext:value="=1" calcext:base-cell-address="Sheet1.E13"/>
          </calcext:conditional-format>
          <calcext:conditional-format calcext:target-range-address="Sheet1.C13:Sheet1.D13 Sheet1.F13:Sheet1.G13">
            <calcext:condition calcext:apply-style-name="cf3" calcext:value="formula-is(NOT(ISERROR(SEARCH(&quot;X&quot;;[.C13]))))" calcext:base-cell-address="Sheet1.C13"/>
            <calcext:condition calcext:apply-style-name="cf1" calcext:value="=0" calcext:base-cell-address="Sheet1.C13"/>
            <calcext:condition calcext:apply-style-name="cf2" calcext:value="=1" calcext:base-cell-address="Sheet1.C13"/>
          </calcext:conditional-format>
          <calcext:conditional-format calcext:target-range-address="Sheet1.H13:Sheet1.I13">
            <calcext:condition calcext:apply-style-name="cf1" calcext:value="=0" calcext:base-cell-address="Sheet1.H13"/>
            <calcext:condition calcext:apply-style-name="cf2" calcext:value="=1" calcext:base-cell-address="Sheet1.H13"/>
            <calcext:condition calcext:apply-style-name="cf3" calcext:value="formula-is(NOT(ISERROR(SEARCH(&quot;X&quot;;[.H13]))))" calcext:base-cell-address="Sheet1.H13"/>
          </calcext:conditional-format>
          <calcext:conditional-format calcext:target-range-address="Sheet1.J25:Sheet1.K25 Sheet1.J9:Sheet1.J10 Sheet1.K8:Sheet1.K8 Sheet1.E19:Sheet1.E28 Sheet1.E29:Sheet1.F29 Sheet1.F24:Sheet1.F28 Sheet1.J36:Sheet1.J36">
            <calcext:condition calcext:apply-style-name="cf1" calcext:value="=0" calcext:base-cell-address="Sheet1.E8"/>
            <calcext:condition calcext:apply-style-name="cf2" calcext:value="=1" calcext:base-cell-address="Sheet1.E8"/>
            <calcext:condition calcext:apply-style-name="cf3" calcext:value="formula-is(NOT(ISERROR(SEARCH(&quot;X&quot;;[.E8]))))" calcext:base-cell-address="Sheet1.E8"/>
            <calcext:condition calcext:apply-style-name="cf1" calcext:value="=0" calcext:base-cell-address="Sheet1.E8"/>
            <calcext:condition calcext:apply-style-name="cf2" calcext:value="=1" calcext:base-cell-address="Sheet1.E8"/>
          </calcext:conditional-format>
          <calcext:conditional-format calcext:target-range-address="Sheet1.C12:Sheet1.D12 Sheet1.F12:Sheet1.G12">
            <calcext:condition calcext:apply-style-name="cf3" calcext:value="formula-is(NOT(ISERROR(SEARCH(&quot;X&quot;;[.C12]))))" calcext:base-cell-address="Sheet1.C12"/>
            <calcext:condition calcext:apply-style-name="cf1" calcext:value="=0" calcext:base-cell-address="Sheet1.C12"/>
            <calcext:condition calcext:apply-style-name="cf2" calcext:value="=1" calcext:base-cell-address="Sheet1.C12"/>
          </calcext:conditional-format>
          <calcext:conditional-format calcext:target-range-address="Sheet1.E12:Sheet1.E12">
            <calcext:condition calcext:apply-style-name="cf3" calcext:value="formula-is(NOT(ISERROR(SEARCH(&quot;X&quot;;[.E12]))))" calcext:base-cell-address="Sheet1.E12"/>
            <calcext:condition calcext:apply-style-name="cf1" calcext:value="=0" calcext:base-cell-address="Sheet1.E12"/>
            <calcext:condition calcext:apply-style-name="cf2" calcext:value="=1" calcext:base-cell-address="Sheet1.E12"/>
          </calcext:conditional-format>
          <calcext:conditional-format calcext:target-range-address="Sheet1.H12:Sheet1.I12">
            <calcext:condition calcext:apply-style-name="cf1" calcext:value="=0" calcext:base-cell-address="Sheet1.H12"/>
            <calcext:condition calcext:apply-style-name="cf2" calcext:value="=1" calcext:base-cell-address="Sheet1.H12"/>
            <calcext:condition calcext:apply-style-name="cf3" calcext:value="formula-is(NOT(ISERROR(SEARCH(&quot;X&quot;;[.H12]))))" calcext:base-cell-address="Sheet1.H12"/>
          </calcext:conditional-format>
          <calcext:conditional-format calcext:target-range-address="Sheet1.J12:Sheet1.Q12">
            <calcext:condition calcext:apply-style-name="cf3" calcext:value="formula-is(NOT(ISERROR(SEARCH(&quot;X&quot;;[.J12]))))" calcext:base-cell-address="Sheet1.J12"/>
            <calcext:condition calcext:apply-style-name="cf1" calcext:value="=0" calcext:base-cell-address="Sheet1.J12"/>
            <calcext:condition calcext:apply-style-name="cf2" calcext:value="=1" calcext:base-cell-address="Sheet1.J12"/>
          </calcext:conditional-format>
          <calcext:conditional-format calcext:target-range-address="Sheet1.H9:Sheet1.I9">
            <calcext:condition calcext:apply-style-name="cf1" calcext:value="=0" calcext:base-cell-address="Sheet1.H9"/>
            <calcext:condition calcext:apply-style-name="cf2" calcext:value="=1" calcext:base-cell-address="Sheet1.H9"/>
            <calcext:condition calcext:apply-style-name="cf3" calcext:value="formula-is(NOT(ISERROR(SEARCH(&quot;X&quot;;[.H9]))))" calcext:base-cell-address="Sheet1.H9"/>
          </calcext:conditional-format>
          <calcext:conditional-format calcext:target-range-address="Sheet1.H11:Sheet1.I11">
            <calcext:condition calcext:apply-style-name="cf1" calcext:value="=0" calcext:base-cell-address="Sheet1.H11"/>
            <calcext:condition calcext:apply-style-name="cf2" calcext:value="=1" calcext:base-cell-address="Sheet1.H11"/>
            <calcext:condition calcext:apply-style-name="cf3" calcext:value="formula-is(NOT(ISERROR(SEARCH(&quot;X&quot;;[.H11]))))" calcext:base-cell-address="Sheet1.H11"/>
          </calcext:conditional-format>
          <calcext:conditional-format calcext:target-range-address="Sheet1.H10:Sheet1.I10">
            <calcext:condition calcext:apply-style-name="cf1" calcext:value="=0" calcext:base-cell-address="Sheet1.H10"/>
            <calcext:condition calcext:apply-style-name="cf2" calcext:value="=1" calcext:base-cell-address="Sheet1.H10"/>
            <calcext:condition calcext:apply-style-name="cf3" calcext:value="formula-is(NOT(ISERROR(SEARCH(&quot;X&quot;;[.H10]))))" calcext:base-cell-address="Sheet1.H10"/>
          </calcext:conditional-format>
          <calcext:conditional-format calcext:target-range-address="Sheet1.H7:Sheet1.I7">
            <calcext:condition calcext:apply-style-name="cf1" calcext:value="=0" calcext:base-cell-address="Sheet1.H7"/>
            <calcext:condition calcext:apply-style-name="cf2" calcext:value="=1" calcext:base-cell-address="Sheet1.H7"/>
            <calcext:condition calcext:apply-style-name="cf3" calcext:value="formula-is(NOT(ISERROR(SEARCH(&quot;X&quot;;[.H7]))))" calcext:base-cell-address="Sheet1.H7"/>
          </calcext:conditional-format>
          <calcext:conditional-format calcext:target-range-address="Sheet1.H6:Sheet1.I6">
            <calcext:condition calcext:apply-style-name="cf1" calcext:value="=0" calcext:base-cell-address="Sheet1.H6"/>
            <calcext:condition calcext:apply-style-name="cf2" calcext:value="=1" calcext:base-cell-address="Sheet1.H6"/>
            <calcext:condition calcext:apply-style-name="cf3" calcext:value="formula-is(NOT(ISERROR(SEARCH(&quot;X&quot;;[.H6]))))" calcext:base-cell-address="Sheet1.H6"/>
          </calcext:conditional-format>
          <calcext:conditional-format calcext:target-range-address="Sheet1.H8:Sheet1.I8">
            <calcext:condition calcext:apply-style-name="cf1" calcext:value="=0" calcext:base-cell-address="Sheet1.H8"/>
            <calcext:condition calcext:apply-style-name="cf2" calcext:value="=1" calcext:base-cell-address="Sheet1.H8"/>
            <calcext:condition calcext:apply-style-name="cf3" calcext:value="formula-is(NOT(ISERROR(SEARCH(&quot;X&quot;;[.H8]))))" calcext:base-cell-address="Sheet1.H8"/>
          </calcext:conditional-format>
          <calcext:conditional-format calcext:target-range-address="Sheet1.C1:Sheet1.R1">
            <calcext:condition calcext:apply-style-name="cf3" calcext:value="formula-is(NOT(ISERROR(SEARCH(&quot;X&quot;;[.C1]))))" calcext:base-cell-address="Sheet1.C1"/>
          </calcext:conditional-format>
          <calcext:conditional-format calcext:target-range-address="Sheet1.E8:Sheet1.E8">
            <calcext:condition calcext:apply-style-name="cf3" calcext:value="formula-is(NOT(ISERROR(SEARCH(&quot;X&quot;;[.E8]))))" calcext:base-cell-address="Sheet1.E8"/>
            <calcext:condition calcext:apply-style-name="cf1" calcext:value="=0" calcext:base-cell-address="Sheet1.E8"/>
            <calcext:condition calcext:apply-style-name="cf2" calcext:value="=1" calcext:base-cell-address="Sheet1.E8"/>
          </calcext:conditional-format>
          <calcext:conditional-format calcext:target-range-address="Sheet1.F8:Sheet1.G8 Sheet1.C8:Sheet1.D8">
            <calcext:condition calcext:apply-style-name="cf3" calcext:value="formula-is(NOT(ISERROR(SEARCH(&quot;X&quot;;[.C8]))))" calcext:base-cell-address="Sheet1.C8"/>
            <calcext:condition calcext:apply-style-name="cf1" calcext:value="=0" calcext:base-cell-address="Sheet1.C8"/>
            <calcext:condition calcext:apply-style-name="cf2" calcext:value="=1" calcext:base-cell-address="Sheet1.C8"/>
          </calcext:conditional-format>
          <calcext:conditional-format calcext:target-range-address="Sheet1.E9:Sheet1.E9">
            <calcext:condition calcext:apply-style-name="cf3" calcext:value="formula-is(NOT(ISERROR(SEARCH(&quot;X&quot;;[.E9]))))" calcext:base-cell-address="Sheet1.E9"/>
            <calcext:condition calcext:apply-style-name="cf1" calcext:value="=0" calcext:base-cell-address="Sheet1.E9"/>
            <calcext:condition calcext:apply-style-name="cf2" calcext:value="=1" calcext:base-cell-address="Sheet1.E9"/>
          </calcext:conditional-format>
          <calcext:conditional-format calcext:target-range-address="Sheet1.C9:Sheet1.D9 Sheet1.F9:Sheet1.G9">
            <calcext:condition calcext:apply-style-name="cf3" calcext:value="formula-is(NOT(ISERROR(SEARCH(&quot;X&quot;;[.C9]))))" calcext:base-cell-address="Sheet1.C9"/>
            <calcext:condition calcext:apply-style-name="cf1" calcext:value="=0" calcext:base-cell-address="Sheet1.C9"/>
            <calcext:condition calcext:apply-style-name="cf2" calcext:value="=1" calcext:base-cell-address="Sheet1.C9"/>
          </calcext:conditional-format>
          <calcext:conditional-format calcext:target-range-address="Sheet1.C6:Sheet1.D6 Sheet1.F6:Sheet1.G6">
            <calcext:condition calcext:apply-style-name="cf3" calcext:value="formula-is(NOT(ISERROR(SEARCH(&quot;X&quot;;[.C6]))))" calcext:base-cell-address="Sheet1.C6"/>
            <calcext:condition calcext:apply-style-name="cf1" calcext:value="=0" calcext:base-cell-address="Sheet1.C6"/>
            <calcext:condition calcext:apply-style-name="cf2" calcext:value="=1" calcext:base-cell-address="Sheet1.C6"/>
          </calcext:conditional-format>
          <calcext:conditional-format calcext:target-range-address="Sheet1.C7:Sheet1.D7 Sheet1.F7:Sheet1.G7">
            <calcext:condition calcext:apply-style-name="cf3" calcext:value="formula-is(NOT(ISERROR(SEARCH(&quot;X&quot;;[.C7]))))" calcext:base-cell-address="Sheet1.C7"/>
            <calcext:condition calcext:apply-style-name="cf1" calcext:value="=0" calcext:base-cell-address="Sheet1.C7"/>
            <calcext:condition calcext:apply-style-name="cf2" calcext:value="=1" calcext:base-cell-address="Sheet1.C7"/>
          </calcext:conditional-format>
          <calcext:conditional-format calcext:target-range-address="Sheet1.E7:Sheet1.E7 Sheet1.D5:Sheet1.D5">
            <calcext:condition calcext:apply-style-name="cf3" calcext:value="formula-is(NOT(ISERROR(SEARCH(&quot;X&quot;;[.D5]))))" calcext:base-cell-address="Sheet1.D5"/>
            <calcext:condition calcext:apply-style-name="cf1" calcext:value="=0" calcext:base-cell-address="Sheet1.D5"/>
            <calcext:condition calcext:apply-style-name="cf2" calcext:value="=1" calcext:base-cell-address="Sheet1.D5"/>
          </calcext:conditional-format>
          <calcext:conditional-format calcext:target-range-address="Sheet1.E6:Sheet1.E6">
            <calcext:condition calcext:apply-style-name="cf3" calcext:value="formula-is(NOT(ISERROR(SEARCH(&quot;X&quot;;[.E6]))))" calcext:base-cell-address="Sheet1.E6"/>
            <calcext:condition calcext:apply-style-name="cf1" calcext:value="=0" calcext:base-cell-address="Sheet1.E6"/>
            <calcext:condition calcext:apply-style-name="cf2" calcext:value="=1" calcext:base-cell-address="Sheet1.E6"/>
          </calcext:conditional-format>
          <calcext:conditional-format calcext:target-range-address="Sheet1.C10:Sheet1.D10 Sheet1.F10:Sheet1.G10 Sheet1.E5:Sheet1.E5">
            <calcext:condition calcext:apply-style-name="cf3" calcext:value="formula-is(NOT(ISERROR(SEARCH(&quot;X&quot;;[.C5]))))" calcext:base-cell-address="Sheet1.C5"/>
            <calcext:condition calcext:apply-style-name="cf1" calcext:value="=0" calcext:base-cell-address="Sheet1.C5"/>
            <calcext:condition calcext:apply-style-name="cf2" calcext:value="=1" calcext:base-cell-address="Sheet1.C5"/>
          </calcext:conditional-format>
          <calcext:conditional-format calcext:target-range-address="Sheet1.E10:Sheet1.E10">
            <calcext:condition calcext:apply-style-name="cf3" calcext:value="formula-is(NOT(ISERROR(SEARCH(&quot;X&quot;;[.E10]))))" calcext:base-cell-address="Sheet1.E10"/>
            <calcext:condition calcext:apply-style-name="cf1" calcext:value="=0" calcext:base-cell-address="Sheet1.E10"/>
            <calcext:condition calcext:apply-style-name="cf2" calcext:value="=1" calcext:base-cell-address="Sheet1.E10"/>
          </calcext:conditional-format>
          <calcext:conditional-format calcext:target-range-address="Sheet1.E11:Sheet1.E11">
            <calcext:condition calcext:apply-style-name="cf3" calcext:value="formula-is(NOT(ISERROR(SEARCH(&quot;X&quot;;[.E11]))))" calcext:base-cell-address="Sheet1.E11"/>
            <calcext:condition calcext:apply-style-name="cf1" calcext:value="=0" calcext:base-cell-address="Sheet1.E11"/>
            <calcext:condition calcext:apply-style-name="cf2" calcext:value="=1" calcext:base-cell-address="Sheet1.E11"/>
          </calcext:conditional-format>
          <calcext:conditional-format calcext:target-range-address="Sheet1.C11:Sheet1.D11 Sheet1.F11:Sheet1.G11">
            <calcext:condition calcext:apply-style-name="cf3" calcext:value="formula-is(NOT(ISERROR(SEARCH(&quot;X&quot;;[.C11]))))" calcext:base-cell-address="Sheet1.C11"/>
            <calcext:condition calcext:apply-style-name="cf1" calcext:value="=0" calcext:base-cell-address="Sheet1.C11"/>
            <calcext:condition calcext:apply-style-name="cf2" calcext:value="=1" calcext:base-cell-address="Sheet1.C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>
      <style:table-cell-properties fo:background-color="#a6a6a6"/>
    </style:style>
    <style:style style:name="cf2" style:family="table-cell" style:parent-style-name="Default">
      <style:table-cell-properties fo:background-color="#d9d9d9"/>
    </style:style>
    <style:style style:name="cf3" style:family="table-cell" style:parent-style-name="Default">
      <style:table-cell-properties fo:background-color="#dbdbd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pschilk</meta:initial-creator>
    <meta:creation-date>2020-05-10T12:15:18Z</meta:creation-date>
    <dc:date>2021-05-01T15:58:53.545000000</dc:date>
    <meta:editing-duration>PT8M38S</meta:editing-duration>
    <meta:editing-cycles>3</meta:editing-cycles>
    <meta:document-statistic meta:table-count="1" meta:cell-count="459" meta:object-count="0"/>
  </office:meta>
</office:document-meta>
</file>